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08H06M07.185051S" calcext:value-type="time">
            <text:p>708:0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/>
          <table:table-cell table:formula="of:=IF([.G142]-[.F142] &gt; 0; [.G142]-[.F142]; 0)" office:value-type="time" office:time-value="PT00H00M00S" calcext:value-type="time">
            <text:p>00:00</text:p>
          </table:table-cell>
          <table:table-cell table:formula="of:=[.D142]+[.H142]" office:value-type="time" office:time-value="PT04H56M31.679S" calcext:value-type="time">
            <text:p>04:56</text:p>
          </table:table-cell>
          <table:table-cell table:style-name="ce3"/>
          <table:table-cell office:value-type="string" calcext:value-type="string">
            <text:p>Wall texture variety, render depth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21H21M03.279S" calcext:value-type="time">
            <text:p>21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08:08:29.4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6T14:10:40.072000000</dc:date>
    <dc:creator>Benjamin Laws</dc:creator>
    <meta:editing-duration>P30DT6H17M24S</meta:editing-duration>
    <meta:editing-cycles>806</meta:editing-cycles>
    <meta:generator>LibreOffice/7.2.6.2$Windows_X86_64 LibreOffice_project/b0ec3a565991f7569a5a7f5d24fed7f52653d754</meta:generator>
    <meta:document-statistic meta:table-count="2" meta:cell-count="1086" meta:object-count="0"/>
  </office:meta>
</office:document-meta>
</file>